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60000006619D143D31B407444.png" manifest:media-type="image/png"/>
  <manifest:file-entry manifest:full-path="Pictures/10000201000000250000005BD1671014501194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106cm" svg:stroke-color="#999999" draw:marker-start-width="0.359cm" draw:marker-end-width="0.359cm" draw:fill-color="#cccccc" draw:textarea-horizontal-align="justify" draw:textarea-vertical-align="middle" draw:auto-grow-height="false" fo:min-height="0.818cm" fo:min-width="0.568cm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-color="#1c1c1c" draw:textarea-horizontal-align="justify" draw:textarea-vertical-align="middle" draw:auto-grow-height="false" fo:min-height="0.37cm" fo:min-width="0cm" draw:shadow="visible" draw:shadow-offset-x="0.071cm" draw:shadow-offset-y="0.071cm"/>
    </style:style>
    <style:style style:name="gr3" style:family="graphic" style:parent-style-name="standard">
      <style:graphic-properties svg:stroke-width="0.106cm" svg:stroke-color="#999999" draw:marker-start-width="0.359cm" draw:marker-end-width="0.359cm" draw:fill-color="#cccccc" draw:textarea-horizontal-align="justify" draw:textarea-vertical-align="middle" draw:auto-grow-height="false" fo:min-height="0.772cm" fo:min-width="0.572cm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ff3333" draw:textarea-horizontal-align="justify" draw:textarea-vertical-align="middle" draw:auto-grow-height="false" fo:min-height="0.204cm" fo:min-width="0cm" draw:shadow="visible" draw:shadow-offset-x="0.071cm" draw:shadow-offset-y="0.071cm"/>
    </style:style>
    <style:style style:name="gr5" style:family="graphic" style:parent-style-name="standard">
      <style:graphic-properties svg:stroke-width="0.106cm" svg:stroke-color="#999999" draw:marker-start-width="0.359cm" draw:marker-end-width="0.359cm" draw:fill-color="#cccccc" draw:textarea-horizontal-align="justify" draw:textarea-vertical-align="middle" draw:auto-grow-height="false" fo:min-height="0.79cm" fo:min-width="0.57cm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2cm" fo:min-width="0.134cm" draw:shadow="visible" draw:shadow-offset-x="0.071cm" draw:shadow-offset-y="0.071cm"/>
    </style:style>
    <style:style style:name="gr7" style:family="graphic" style:parent-style-name="standard">
      <style:graphic-properties draw:stroke="solid" svg:stroke-width="0.106cm" svg:stroke-color="#808080" draw:marker-start-width="0.359cm" draw:marker-end-width="0.359cm" draw:fill-color="#00cc00" draw:textarea-horizontal-align="justify" draw:textarea-vertical-align="middle" draw:auto-grow-height="false" fo:min-height="3.244cm" fo:min-width="5.294cm" fo:padding-top="0.178cm" fo:padding-bottom="0.178cm" fo:padding-left="0.303cm" fo:padding-right="0.303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4.13cm"/>
    </style:style>
    <style:style style:name="gr10" style:family="graphic" style:parent-style-name="standard">
      <style:graphic-properties draw:stroke="solid" svg:stroke-width="0.106cm" svg:stroke-color="#808080" draw:marker-start-width="0.359cm" draw:marker-end-width="0.359cm" draw:fill-color="#0066ff" draw:textarea-horizontal-align="justify" draw:textarea-vertical-align="middle" draw:auto-grow-height="false" fo:min-height="3.244cm" fo:min-width="5.294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svg:stroke-color="#808080" draw:marker-start-width="0.359cm" draw:marker-end-width="0.359cm" draw:fill="solid" draw:fill-color="#ffffff" draw:textarea-horizontal-align="justify" draw:textarea-vertical-align="middle" draw:auto-grow-height="false" fo:min-height="3.244cm" fo:min-width="5.29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2.118cm"/>
    </style:style>
    <style:style style:name="gr13" style:family="graphic" style:parent-style-name="塗りつぶしなし線なしオブジェクト">
      <style:graphic-properties draw:stroke="none" draw:fill="none" draw:textarea-vertical-align="middle" draw:shadow="visible" draw:shadow-offset-x="0.071cm" draw:shadow-offset-y="0.071cm" draw:color-mode="standard" draw:luminance="0%" draw:contrast="0%" draw:gamma="80%" draw:red="-4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6cm" svg:stroke-color="#999999" draw:marker-start-width="0.359cm" draw:marker-end-width="0.359cm" draw:fill-color="#cccccc" draw:textarea-horizontal-align="justify" draw:textarea-vertical-align="middle" draw:auto-grow-height="false" fo:min-height="0.764cm" fo:min-width="0.574cm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draw:shadow="visible" draw:shadow-offset-x="0cm" draw:shadow-offset-y="0.071cm"/>
    </style:style>
    <style:style style:name="gr16" style:family="graphic" style:parent-style-name="objectwithoutfill">
      <style:graphic-properties svg:stroke-width="0.212cm" svg:stroke-color="#1c1c1c" draw:marker-start-width="0.518cm" draw:marker-end-width="0.518cm" draw:fill="none" draw:textarea-vertical-align="middle" fo:padding-top="0.231cm" fo:padding-bottom="0.231cm" fo:padding-left="0.356cm" fo:padding-right="0.356cm" draw:shadow="visible" draw:shadow-offset-x="-0.071cm" draw:shadow-offset-y="0.071cm"/>
    </style:style>
    <style:style style:name="gr17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draw:shadow="visible" draw:shadow-offset-x="0.071cm" draw:shadow-offset-y="0.071cm"/>
    </style:style>
    <style:style style:name="gr18" style:family="graphic" style:parent-style-name="objectwithoutfill">
      <style:graphic-properties svg:stroke-width="0.212cm" svg:stroke-color="#1c1c1c" draw:marker-start-width="0.518cm" draw:marker-end-width="0.518cm" draw:fill="none" draw:textarea-vertical-align="middle" fo:padding-top="0.231cm" fo:padding-bottom="0.231cm" fo:padding-left="0.356cm" fo:padding-right="0.356cm" draw:shadow="visible" draw:shadow-offset-x="0.071cm" draw:shadow-offset-y="0.071cm"/>
    </style:style>
    <style:style style:name="gr19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draw:shadow="visible" draw:shadow-offset-x="-0.071cm" draw:shadow-offset-y="0.071cm"/>
    </style:style>
    <style:style style:name="gr20" style:family="graphic" style:parent-style-name="standard">
      <style:graphic-properties svg:stroke-width="0.106cm" svg:stroke-color="#999999" draw:marker-start-width="0.359cm" draw:marker-end-width="0.359cm" draw:fill-color="#cccccc" draw:textarea-horizontal-align="justify" draw:textarea-vertical-align="middle" draw:auto-grow-height="false" fo:min-height="0.782cm" fo:min-width="0.572cm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212cm" svg:stroke-color="#ff0000" draw:marker-start-width="0.518cm" draw:marker-end-width="0.518cm" draw:fill-color="#ffff00" draw:textarea-horizontal-align="justify" draw:textarea-vertical-align="middle" draw:auto-grow-height="false" fo:min-height="3.244cm" fo:min-width="5.294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 draw:shadow="hidden"/>
    </style:style>
    <style:style style:name="gr23" style:family="graphic" style:parent-style-name="standard">
      <style:graphic-properties draw:stroke="solid" svg:stroke-width="0.106cm" svg:stroke-color="#990000" draw:marker-start-width="0.359cm" draw:marker-end-width="0.359cm" draw:fill-color="#ff3333" draw:textarea-horizontal-align="justify" draw:textarea-vertical-align="middle" draw:auto-grow-height="false" fo:min-height="0.634cm" fo:min-width="0.384cm" fo:padding-top="0.178cm" fo:padding-bottom="0.178cm" fo:padding-left="0.303cm" fo:padding-right="0.303cm" draw:shadow="visible" draw:shadow-offset-x="0.071cm" draw:shadow-offset-y="0.0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00cc00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66ff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color="#ff0000" fo:font-weight="bold" style:font-weight-asian="bold" style:font-weight-complex="bold"/>
    </style:style>
    <style:style style:name="P10" style:family="paragraph">
      <style:paragraph-properties fo:margin-left="0cm" fo:margin-right="0.2cm" fo:text-align="center" fo:text-indent="0cm"/>
    </style:style>
    <style:style style:name="P11" style:family="paragraph">
      <loext:graphic-properties draw:fill="none" draw:fill-color="#ffffff"/>
      <style:paragraph-properties fo:margin-left="0cm" fo:margin-right="0.2cm" fo:text-align="center" fo:text-indent="0cm"/>
      <style:text-properties fo:color="#1c1c1c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f00"/>
      <style:paragraph-properties fo:text-align="center"/>
      <style:text-properties fo:color="#ff0000" fo:font-weight="bold" style:font-weight-asian="bold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1c1c1c" fo:font-size="16pt" style:font-size-asian="16pt" style:font-size-complex="16pt"/>
    </style:style>
    <style:style style:name="P15" style:family="paragraph">
      <loext:graphic-properties draw:fill="none" draw:fill-color="#ffffff"/>
      <style:text-properties fo:color="#1c1c1c" fo:font-weight="bold" style:font-weight-asian="bold" style:font-weight-complex="bol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1c1c1c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1c1c1c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1c1c1c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1c1c1c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3cm" svg:height="1.3cm" svg:x="2.428cm" svg:y="15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227cm" svg:height="0.62cm" svg:x="2.768cm" svg:y="15.9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24cm" svg:height="0.62cm" svg:x="3.164cm" svg:y="15.965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1.3cm" svg:height="1.25cm" svg:x="14.228cm" svg:y="15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672cm" svg:height="0.642cm" svg:x="14.539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1.27cm" svg:x="4.128cm" svg:y="15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0.634cm" svg:height="0.602cm" svg:x="4.461cm" svg:y="15.96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draw:layer="layout" svg:width="5.9cm" svg:height="3.6cm" svg:x="2.428cm" svg:y="9.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0.977cm" svg:height="2.4cm" svg:x="2.628cm" svg:y="10.5cm">
            <draw:image xlink:href="Pictures/10000201000000250000005BD167101450119404.png" xlink:type="simple" xlink:show="embed" xlink:actuate="onLoad">
              <text:p/>
            </draw:image>
          </draw:frame>
          <draw:frame draw:style-name="gr9" draw:text-style-name="P7" draw:layer="layout" svg:width="4.63cm" svg:height="2.296cm" svg:x="3.528cm" svg:y="10.563cm">
            <draw:text-box>
              <text:p text:style-name="P6"><text:span text:style-name="T1">計測システム</text:span></text:p>
              <text:p text:style-name="P6"><text:span text:style-name="T2"/></text:p>
              <text:p text:style-name="P6"><text:span text:style-name="T3">停止</text:span></text:p>
            </draw:text-box>
          </draw:frame>
        </draw:g>
        <draw:g>
          <draw:custom-shape draw:style-name="gr10" draw:text-style-name="P8" draw:layer="layout" svg:width="5.9cm" svg:height="3.6cm" svg:x="9.728cm" svg:y="9.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4.63cm" svg:height="2.296cm" svg:x="10.928cm" svg:y="10.5cm">
            <draw:text-box>
              <text:p text:style-name="P6"><text:span text:style-name="T1">計測システム</text:span></text:p>
              <text:p text:style-name="P6"><text:span text:style-name="T2"/></text:p>
              <text:p text:style-name="P6"><text:span text:style-name="T3">動作</text:span></text:p>
            </draw:text-box>
          </draw:frame>
          <draw:frame draw:style-name="gr8" draw:text-style-name="P5" draw:layer="layout" svg:width="0.977cm" svg:height="2.4cm" svg:x="10.028cm" svg:y="10.5cm">
            <draw:image xlink:href="Pictures/10000201000000250000005BD167101450119404.png" xlink:type="simple" xlink:show="embed" xlink:actuate="onLoad">
              <text:p/>
            </draw:image>
          </draw:frame>
        </draw:g>
        <draw:g>
          <draw:custom-shape draw:style-name="gr11" draw:text-style-name="P9" draw:layer="layout" svg:width="5.9cm" svg:height="3.6cm" svg:x="9.728cm" svg:y="5.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3.7cm" svg:height="2.368cm" svg:x="11.828cm" svg:y="6.345cm">
            <draw:text-box>
              <text:p text:style-name="P10"><text:span text:style-name="T4">排気ファン</text:span></text:p>
              <text:p text:style-name="P10"><text:span text:style-name="T5"/></text:p>
              <text:p text:style-name="P10"><text:span text:style-name="T6">始動</text:span></text:p>
            </draw:text-box>
          </draw:frame>
          <draw:frame draw:style-name="gr13" draw:text-style-name="P5" draw:layer="layout" svg:width="1.6cm" svg:height="1.6cm" svg:x="10.154cm" svg:y="6.729cm">
            <draw:image xlink:href="Pictures/10000201000000660000006619D143D31B407444.png" xlink:type="simple" xlink:show="embed" xlink:actuate="onLoad">
              <text:p/>
            </draw:image>
          </draw:frame>
        </draw:g>
        <draw:custom-shape draw:style-name="gr14" draw:text-style-name="P1" draw:layer="layout" svg:width="1.3cm" svg:height="1.24cm" draw:transform="rotate (-3.14159265358979) translate (7.091cm 16.89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2" draw:layer="layout" svg:width="0.692cm" svg:height="0.514cm" draw:transform="rotate (1.5709708597201) translate (6.348cm 16.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692cm" svg:height="0.402cm" draw:transform="rotate (1.5709708597201) translate (6.128cm 16.6cm)">
            <text:p/>
            <draw:enhanced-geometry svg:viewBox="0 0 21600 21600" draw:glue-points="?f0 0 ?f1 10800 0 21600 10800 21600 21600 21600 ?f7 10800" draw:text-areas="?f1 10800 ?f2 18000 ?f3 7200 ?f4 21600" draw:type="isosceles-triangle" draw:modifiers="11881.690140845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6" draw:text-style-name="P5" draw:layer="layout" svg:x1="6.137cm" svg:y1="15.902cm" svg:x2="6.137cm" svg:y2="16.599cm">
          <text:p/>
        </draw:line>
        <draw:custom-shape draw:style-name="gr5" draw:text-style-name="P1" draw:layer="layout" svg:width="1.3cm" svg:height="1.27cm" draw:transform="rotate (0.000174532925199433) translate (12.53cm 15.6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2" draw:layer="layout" svg:width="0.705cm" svg:height="0.521cm" draw:transform="rotate (-1.5704472609445) translate (13.249cm 15.9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698cm" svg:height="0.407cm" draw:transform="rotate (-1.5704472609445) translate (13.466cm 15.9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5" draw:layer="layout" svg:x1="13.463cm" svg:y1="15.9cm" svg:x2="13.463cm" svg:y2="16.613cm">
          <text:p/>
        </draw:line>
        <draw:custom-shape draw:style-name="gr14" draw:text-style-name="P1" draw:layer="layout" svg:width="1.3cm" svg:height="1.24cm" draw:transform="rotate (-3.14159265358979) translate (8.728cm 16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2" draw:layer="layout" svg:width="0.682cm" svg:height="0.505cm" draw:transform="rotate (1.5709708597201) translate (7.994cm 16.5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682cm" svg:height="0.512cm" draw:transform="rotate (1.5709708597201) translate (7.628cm 16.5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1" draw:layer="layout" svg:width="1.3cm" svg:height="1.26cm" draw:transform="rotate (0.000174532925199433) translate (10.83cm 15.6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2" draw:layer="layout" svg:width="0.692cm" svg:height="0.521cm" draw:transform="rotate (-1.5704472609445) translate (11.549cm 15.9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699cm" svg:height="0.515cm" draw:transform="rotate (-1.5704472609445) translate (11.904cm 15.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1" draw:text-style-name="P12" draw:layer="layout" svg:width="5.9cm" svg:height="3.6cm" svg:x="2.378cm" svg:y="5.6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4.052cm" svg:height="1.194cm" svg:x="4.176cm" svg:y="6.371cm">
          <draw:text-box>
            <text:p text:style-name="P13"><text:span text:style-name="T7">非常停止</text:span></text:p>
          </draw:text-box>
        </draw:frame>
        <draw:custom-shape draw:style-name="gr23" draw:text-style-name="P3" draw:layer="layout" svg:width="1.4cm" svg:height="1.4cm" svg:x="2.748cm" svg:y="6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5.459cm" svg:height="0.839cm" svg:x="2.669cm" svg:y="7.826cm">
          <draw:text-box>
            <text:p><text:span text:style-name="T8">EMERGENCY STOP</text:span></text:p>
          </draw:text-box>
        </draw:frame>
        <draw:custom-shape draw:style-name="gr20" draw:text-style-name="P1" draw:layer="layout" svg:width="1.3cm" svg:height="1.26cm" svg:x="9.128cm" svg:y="15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0.765cm" svg:height="0.691cm" draw:transform="rotate (-1.5706217938697) translate (10.132cm 15.8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7" draw:layer="layout" svg:width="11.728cm" svg:height="1.673cm" svg:x="2.2cm" svg:y="3.1cm">
          <draw:text-box>
            <text:p>本ファイルを Libre Office Drawで編集して<text:line-break/>Web で使用できる画像を作成できます。</text:p>
          </draw:text-box>
        </draw:frame>
        <draw:frame draw:style-name="gr25" draw:text-style-name="P7" draw:layer="layout" svg:width="8.753cm" svg:height="0.962cm" svg:x="2.2cm" svg:y="1.627cm">
          <draw:text-box>
            <text:p>Web用画像ファイルの元データ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08:38:24.657211211</meta:creation-date>
    <dc:date>2020-03-25T13:34:49.002733332</dc:date>
    <meta:editing-duration>PT2H31M59S</meta:editing-duration>
    <meta:editing-cycles>17</meta:editing-cycles>
    <meta:generator>LibreOffice/5.2.7.2$Linux_X86_64 LibreOffice_project/20m0$Build-2</meta:generator>
    <meta:document-statistic meta:object-count="46"/>
  </office:meta>
</office:document-meta>
</file>